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8121" officeooo:paragraph-rsid="00138121"/>
    </style:style>
    <style:style style:name="P2" style:family="paragraph" style:parent-style-name="Standard">
      <style:text-properties officeooo:rsid="00151b68" officeooo:paragraph-rsid="00151b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journals.plos.org/plosone/article?id=10.1371/journal.pone.0319334" text:style-name="Internet_20_link" text:visited-style-name="Visited_20_Internet_20_Link">https://journals.plos.org/plosone/article?id=10.1371/journal.pone.0319334</text:a></text:p>
      <text:p text:style-name="P1"><text:line-break/>80% of surveyed Indian familiar with crisis. Over 90% awareness in USA. 20% think that their peers are completely unaware</text:p>
      <text:p text:style-name="P1"/>
      <text:p text:style-name="P2">Factors contributing lack of reproducibility:</text:p>
      <text:p text:style-name="P2">Majority of US and Indian engineering reseachers think aunavailability of raw data is main obstacle. Unavailability of code was another significant challenge. </text:p>
      <text:p text:style-name="P2">Also other challenges like selective reporting and publication pressur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1T16:24:59.665000000</meta:creation-date>
    <dc:date>2025-06-11T16:40:34.231000000</dc:date>
    <meta:editing-duration>PT15M35S</meta:editing-duration>
    <meta:editing-cycles>2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5" meta:word-count="57" meta:character-count="472" meta:non-whitespace-character-count="417"/>
  </office:meta>
</office:document-meta>
</file>